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66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1.7409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1.7327in"/>
    </style:style>
    <style:style style:name="co7" style:family="table-column">
      <style:table-column-properties fo:break-before="auto" style:column-width="1.6583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tp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vg_finished_rate mean</text:p>
          </table:table-cell>
          <table:table-cell office:value-type="string" calcext:value-type="string">
            <text:p>avg_finished_rate max</text:p>
          </table:table-cell>
          <table:table-cell office:value-type="string" calcext:value-type="string">
            <text:p>avg_finished_rate var</text:p>
          </table:table-cell>
          <table:table-cell office:value-type="string" calcext:value-type="string">
            <text:p>avg_invalid_rate mean</text:p>
          </table:table-cell>
          <table:table-cell office:value-type="string" calcext:value-type="string">
            <text:p>avg_tot_finished max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29.9" calcext:value-type="float">
            <text:p>129.9</text:p>
          </table:table-cell>
          <table:table-cell office:value-type="float" office:value="262.8" calcext:value-type="float">
            <text:p>262.8</text:p>
          </table:table-cell>
          <table:table-cell office:value-type="float" office:value="13625.1" calcext:value-type="float">
            <text:p>13625.1</text:p>
          </table:table-cell>
          <table:table-cell office:value-type="float" office:value="0" calcext:value-type="float">
            <text:p>0</text:p>
          </table:table-cell>
          <table:table-cell office:value-type="float" office:value="119722.1" calcext:value-type="float">
            <text:p>119722.1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320.2" calcext:value-type="float">
            <text:p>320.2</text:p>
          </table:table-cell>
          <table:table-cell office:value-type="float" office:value="934.4" calcext:value-type="float">
            <text:p>934.4</text:p>
          </table:table-cell>
          <table:table-cell office:value-type="float" office:value="160784.2" calcext:value-type="float">
            <text:p>160784.2</text:p>
          </table:table-cell>
          <table:table-cell office:value-type="float" office:value="0" calcext:value-type="float">
            <text:p>0</text:p>
          </table:table-cell>
          <table:table-cell office:value-type="float" office:value="212720.6" calcext:value-type="float">
            <text:p>212720.6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87.6" calcext:value-type="float">
            <text:p>387.6</text:p>
          </table:table-cell>
          <table:table-cell office:value-type="float" office:value="1500.2" calcext:value-type="float">
            <text:p>1500.2</text:p>
          </table:table-cell>
          <table:table-cell office:value-type="float" office:value="336682.5" calcext:value-type="float">
            <text:p>336682.5</text:p>
          </table:table-cell>
          <table:table-cell office:value-type="float" office:value="0" calcext:value-type="float">
            <text:p>0</text:p>
          </table:table-cell>
          <table:table-cell office:value-type="float" office:value="227715.8" calcext:value-type="float">
            <text:p>227715.8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42.3" calcext:value-type="float">
            <text:p>442.3</text:p>
          </table:table-cell>
          <table:table-cell office:value-type="float" office:value="2138" calcext:value-type="float">
            <text:p>2138</text:p>
          </table:table-cell>
          <table:table-cell office:value-type="float" office:value="529533.1" calcext:value-type="float">
            <text:p>529533.1</text:p>
          </table:table-cell>
          <table:table-cell office:value-type="float" office:value="0" calcext:value-type="float">
            <text:p>0</text:p>
          </table:table-cell>
          <table:table-cell office:value-type="float" office:value="242107.4" calcext:value-type="float">
            <text:p>242107.4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63.3" calcext:value-type="float">
            <text:p>563.3</text:p>
          </table:table-cell>
          <table:table-cell office:value-type="float" office:value="2946.3" calcext:value-type="float">
            <text:p>2946.3</text:p>
          </table:table-cell>
          <table:table-cell office:value-type="float" office:value="882013.6" calcext:value-type="float">
            <text:p>882013.6</text:p>
          </table:table-cell>
          <table:table-cell office:value-type="float" office:value="0" calcext:value-type="float">
            <text:p>0</text:p>
          </table:table-cell>
          <table:table-cell office:value-type="float" office:value="289335" calcext:value-type="float">
            <text:p>289335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777.4" calcext:value-type="float">
            <text:p>777.4</text:p>
          </table:table-cell>
          <table:table-cell office:value-type="float" office:value="3441.4" calcext:value-type="float">
            <text:p>3441.4</text:p>
          </table:table-cell>
          <table:table-cell office:value-type="float" office:value="1454155.4" calcext:value-type="float">
            <text:p>1454155.4</text:p>
          </table:table-cell>
          <table:table-cell office:value-type="float" office:value="3.7" calcext:value-type="float">
            <text:p>3.7</text:p>
          </table:table-cell>
          <table:table-cell office:value-type="float" office:value="412121.9" calcext:value-type="float">
            <text:p>412121.9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3480.6" calcext:value-type="float">
            <text:p>3480.6</text:p>
          </table:table-cell>
          <table:table-cell office:value-type="float" office:value="1418642.5" calcext:value-type="float">
            <text:p>1418642.5</text:p>
          </table:table-cell>
          <table:table-cell office:value-type="float" office:value="5.8" calcext:value-type="float">
            <text:p>5.8</text:p>
          </table:table-cell>
          <table:table-cell office:value-type="float" office:value="412700.4" calcext:value-type="float">
            <text:p>412700.4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3375.9" calcext:value-type="float">
            <text:p>3375.9</text:p>
          </table:table-cell>
          <table:table-cell office:value-type="float" office:value="1259843.6" calcext:value-type="float">
            <text:p>1259843.6</text:p>
          </table:table-cell>
          <table:table-cell office:value-type="float" office:value="5" calcext:value-type="float">
            <text:p>5</text:p>
          </table:table-cell>
          <table:table-cell office:value-type="float" office:value="344668.5" calcext:value-type="float">
            <text:p>344668.5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630.8" calcext:value-type="float">
            <text:p>630.8</text:p>
          </table:table-cell>
          <table:table-cell office:value-type="float" office:value="3092.5" calcext:value-type="float">
            <text:p>3092.5</text:p>
          </table:table-cell>
          <table:table-cell office:value-type="float" office:value="1086383.1" calcext:value-type="float">
            <text:p>1086383.1</text:p>
          </table:table-cell>
          <table:table-cell office:value-type="float" office:value="1.3" calcext:value-type="float">
            <text:p>1.3</text:p>
          </table:table-cell>
          <table:table-cell office:value-type="float" office:value="325805.2" calcext:value-type="float">
            <text:p>325805.2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544.6" calcext:value-type="float">
            <text:p>544.6</text:p>
          </table:table-cell>
          <table:table-cell office:value-type="float" office:value="2926.5" calcext:value-type="float">
            <text:p>2926.5</text:p>
          </table:table-cell>
          <table:table-cell office:value-type="float" office:value="871805.8" calcext:value-type="float">
            <text:p>871805.8</text:p>
          </table:table-cell>
          <table:table-cell office:value-type="float" office:value="0.8" calcext:value-type="float">
            <text:p>0.8</text:p>
          </table:table-cell>
          <table:table-cell office:value-type="float" office:value="292475.9" calcext:value-type="float">
            <text:p>292475.9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247.3" calcext:value-type="float">
            <text:p>247.3</text:p>
          </table:table-cell>
          <table:table-cell office:value-type="float" office:value="12685.7" calcext:value-type="float">
            <text:p>12685.7</text:p>
          </table:table-cell>
          <table:table-cell office:value-type="float" office:value="0" calcext:value-type="float">
            <text:p>0</text:p>
          </table:table-cell>
          <table:table-cell office:value-type="float" office:value="115709.2" calcext:value-type="float">
            <text:p>115709.2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318.5" calcext:value-type="float">
            <text:p>318.5</text:p>
          </table:table-cell>
          <table:table-cell office:value-type="float" office:value="940.9" calcext:value-type="float">
            <text:p>940.9</text:p>
          </table:table-cell>
          <table:table-cell office:value-type="float" office:value="162361" calcext:value-type="float">
            <text:p>162361</text:p>
          </table:table-cell>
          <table:table-cell office:value-type="float" office:value="0" calcext:value-type="float">
            <text:p>0</text:p>
          </table:table-cell>
          <table:table-cell office:value-type="float" office:value="214325.1" calcext:value-type="float">
            <text:p>214325.1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88.7" calcext:value-type="float">
            <text:p>388.7</text:p>
          </table:table-cell>
          <table:table-cell office:value-type="float" office:value="1545.1" calcext:value-type="float">
            <text:p>1545.1</text:p>
          </table:table-cell>
          <table:table-cell office:value-type="float" office:value="340711.4" calcext:value-type="float">
            <text:p>340711.4</text:p>
          </table:table-cell>
          <table:table-cell office:value-type="float" office:value="0" calcext:value-type="float">
            <text:p>0</text:p>
          </table:table-cell>
          <table:table-cell office:value-type="float" office:value="229097.7" calcext:value-type="float">
            <text:p>229097.7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443.6" calcext:value-type="float">
            <text:p>443.6</text:p>
          </table:table-cell>
          <table:table-cell office:value-type="float" office:value="2153.4" calcext:value-type="float">
            <text:p>2153.4</text:p>
          </table:table-cell>
          <table:table-cell office:value-type="float" office:value="541444.4" calcext:value-type="float">
            <text:p>541444.4</text:p>
          </table:table-cell>
          <table:table-cell office:value-type="float" office:value="0" calcext:value-type="float">
            <text:p>0</text:p>
          </table:table-cell>
          <table:table-cell office:value-type="float" office:value="243826.5" calcext:value-type="float">
            <text:p>243826.5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675.5" calcext:value-type="float">
            <text:p>675.5</text:p>
          </table:table-cell>
          <table:table-cell office:value-type="float" office:value="3085.2" calcext:value-type="float">
            <text:p>3085.2</text:p>
          </table:table-cell>
          <table:table-cell office:value-type="float" office:value="1136822.7" calcext:value-type="float">
            <text:p>1136822.7</text:p>
          </table:table-cell>
          <table:table-cell office:value-type="float" office:value="1.1" calcext:value-type="float">
            <text:p>1.1</text:p>
          </table:table-cell>
          <table:table-cell office:value-type="float" office:value="366255.5" calcext:value-type="float">
            <text:p>366255.5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float" office:value="834.6" calcext:value-type="float">
            <text:p>834.6</text:p>
          </table:table-cell>
          <table:table-cell office:value-type="float" office:value="3684.2" calcext:value-type="float">
            <text:p>3684.2</text:p>
          </table:table-cell>
          <table:table-cell office:value-type="float" office:value="1527706.2" calcext:value-type="float">
            <text:p>1527706.2</text:p>
          </table:table-cell>
          <table:table-cell office:value-type="float" office:value="7" calcext:value-type="float">
            <text:p>7</text:p>
          </table:table-cell>
          <table:table-cell office:value-type="float" office:value="467408.7" calcext:value-type="float">
            <text:p>467408.7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" calcext:value-type="float">
            <text:p>7</text:p>
          </table:table-cell>
          <table:table-cell office:value-type="float" office:value="881.4" calcext:value-type="float">
            <text:p>881.4</text:p>
          </table:table-cell>
          <table:table-cell office:value-type="float" office:value="3796.5" calcext:value-type="float">
            <text:p>3796.5</text:p>
          </table:table-cell>
          <table:table-cell office:value-type="float" office:value="1595332.3" calcext:value-type="float">
            <text:p>1595332.3</text:p>
          </table:table-cell>
          <table:table-cell office:value-type="float" office:value="7.2" calcext:value-type="float">
            <text:p>7.2</text:p>
          </table:table-cell>
          <table:table-cell office:value-type="float" office:value="478479.3" calcext:value-type="float">
            <text:p>478479.3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776.2" calcext:value-type="float">
            <text:p>776.2</text:p>
          </table:table-cell>
          <table:table-cell office:value-type="float" office:value="3402.8" calcext:value-type="float">
            <text:p>3402.8</text:p>
          </table:table-cell>
          <table:table-cell office:value-type="float" office:value="1347674" calcext:value-type="float">
            <text:p>1347674</text:p>
          </table:table-cell>
          <table:table-cell office:value-type="float" office:value="6.6" calcext:value-type="float">
            <text:p>6.6</text:p>
          </table:table-cell>
          <table:table-cell office:value-type="float" office:value="403029.9" calcext:value-type="float">
            <text:p>403029.9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767.1" calcext:value-type="float">
            <text:p>767.1</text:p>
          </table:table-cell>
          <table:table-cell office:value-type="float" office:value="3409.8" calcext:value-type="float">
            <text:p>3409.8</text:p>
          </table:table-cell>
          <table:table-cell office:value-type="float" office:value="1327598.4" calcext:value-type="float">
            <text:p>1327598.4</text:p>
          </table:table-cell>
          <table:table-cell office:value-type="float" office:value="7.9" calcext:value-type="float">
            <text:p>7.9</text:p>
          </table:table-cell>
          <table:table-cell office:value-type="float" office:value="406775.4" calcext:value-type="float">
            <text:p>406775.4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626.8" calcext:value-type="float">
            <text:p>626.8</text:p>
          </table:table-cell>
          <table:table-cell office:value-type="float" office:value="3013.1" calcext:value-type="float">
            <text:p>3013.1</text:p>
          </table:table-cell>
          <table:table-cell office:value-type="float" office:value="1011058.4" calcext:value-type="float">
            <text:p>1011058.4</text:p>
          </table:table-cell>
          <table:table-cell office:value-type="float" office:value="4.6" calcext:value-type="float">
            <text:p>4.6</text:p>
          </table:table-cell>
          <table:table-cell office:value-type="float" office:value="300099.8" calcext:value-type="float">
            <text:p>300099.8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21.6" calcext:value-type="float">
            <text:p>121.6</text:p>
          </table:table-cell>
          <table:table-cell office:value-type="float" office:value="245.7" calcext:value-type="float">
            <text:p>245.7</text:p>
          </table:table-cell>
          <table:table-cell office:value-type="float" office:value="12146.5" calcext:value-type="float">
            <text:p>12146.5</text:p>
          </table:table-cell>
          <table:table-cell office:value-type="float" office:value="0" calcext:value-type="float">
            <text:p>0</text:p>
          </table:table-cell>
          <table:table-cell office:value-type="float" office:value="114865.5" calcext:value-type="float">
            <text:p>114865.5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321.2" calcext:value-type="float">
            <text:p>321.2</text:p>
          </table:table-cell>
          <table:table-cell office:value-type="float" office:value="951" calcext:value-type="float">
            <text:p>951</text:p>
          </table:table-cell>
          <table:table-cell office:value-type="float" office:value="163510.1" calcext:value-type="float">
            <text:p>163510.1</text:p>
          </table:table-cell>
          <table:table-cell office:value-type="float" office:value="0" calcext:value-type="float">
            <text:p>0</text:p>
          </table:table-cell>
          <table:table-cell office:value-type="float" office:value="215555.2" calcext:value-type="float">
            <text:p>215555.2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394" calcext:value-type="float">
            <text:p>394</text:p>
          </table:table-cell>
          <table:table-cell office:value-type="float" office:value="1565.6" calcext:value-type="float">
            <text:p>1565.6</text:p>
          </table:table-cell>
          <table:table-cell office:value-type="float" office:value="346612.7" calcext:value-type="float">
            <text:p>346612.7</text:p>
          </table:table-cell>
          <table:table-cell office:value-type="float" office:value="0" calcext:value-type="float">
            <text:p>0</text:p>
          </table:table-cell>
          <table:table-cell office:value-type="float" office:value="232194.3" calcext:value-type="float">
            <text:p>232194.3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63.8" calcext:value-type="float">
            <text:p>463.8</text:p>
          </table:table-cell>
          <table:table-cell office:value-type="float" office:value="2199.2" calcext:value-type="float">
            <text:p>2199.2</text:p>
          </table:table-cell>
          <table:table-cell office:value-type="float" office:value="569816" calcext:value-type="float">
            <text:p>569816</text:p>
          </table:table-cell>
          <table:table-cell office:value-type="float" office:value="0" calcext:value-type="float">
            <text:p>0</text:p>
          </table:table-cell>
          <table:table-cell office:value-type="float" office:value="251693.3" calcext:value-type="float">
            <text:p>251693.3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753" calcext:value-type="float">
            <text:p>753</text:p>
          </table:table-cell>
          <table:table-cell office:value-type="float" office:value="3363.2" calcext:value-type="float">
            <text:p>3363.2</text:p>
          </table:table-cell>
          <table:table-cell office:value-type="float" office:value="1277317.5" calcext:value-type="float">
            <text:p>1277317.5</text:p>
          </table:table-cell>
          <table:table-cell office:value-type="float" office:value="2.8" calcext:value-type="float">
            <text:p>2.8</text:p>
          </table:table-cell>
          <table:table-cell office:value-type="float" office:value="438249.7" calcext:value-type="float">
            <text:p>438249.7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 office:value-type="float" office:value="855.4" calcext:value-type="float">
            <text:p>855.4</text:p>
          </table:table-cell>
          <table:table-cell office:value-type="float" office:value="3519.6" calcext:value-type="float">
            <text:p>3519.6</text:p>
          </table:table-cell>
          <table:table-cell office:value-type="float" office:value="1451325.2" calcext:value-type="float">
            <text:p>1451325.2</text:p>
          </table:table-cell>
          <table:table-cell office:value-type="float" office:value="7.4" calcext:value-type="float">
            <text:p>7.4</text:p>
          </table:table-cell>
          <table:table-cell office:value-type="float" office:value="517200.7" calcext:value-type="float">
            <text:p>517200.7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" calcext:value-type="float">
            <text:p>9</text:p>
          </table:table-cell>
          <table:table-cell office:value-type="float" office:value="861.6" calcext:value-type="float">
            <text:p>861.6</text:p>
          </table:table-cell>
          <table:table-cell office:value-type="float" office:value="3725.3" calcext:value-type="float">
            <text:p>3725.3</text:p>
          </table:table-cell>
          <table:table-cell office:value-type="float" office:value="1510776.9" calcext:value-type="float">
            <text:p>1510776.9</text:p>
          </table:table-cell>
          <table:table-cell office:value-type="float" office:value="9" calcext:value-type="float">
            <text:p>9</text:p>
          </table:table-cell>
          <table:table-cell office:value-type="float" office:value="466516.6" calcext:value-type="float">
            <text:p>466516.6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  <table:table-cell office:value-type="float" office:value="777.9" calcext:value-type="float">
            <text:p>777.9</text:p>
          </table:table-cell>
          <table:table-cell office:value-type="float" office:value="3206.9" calcext:value-type="float">
            <text:p>3206.9</text:p>
          </table:table-cell>
          <table:table-cell office:value-type="float" office:value="1242400" calcext:value-type="float">
            <text:p>1242400</text:p>
          </table:table-cell>
          <table:table-cell office:value-type="float" office:value="8" calcext:value-type="float">
            <text:p>8</text:p>
          </table:table-cell>
          <table:table-cell office:value-type="float" office:value="446869.1" calcext:value-type="float">
            <text:p>446869.1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811.3" calcext:value-type="float">
            <text:p>811.3</text:p>
          </table:table-cell>
          <table:table-cell office:value-type="float" office:value="3609.6" calcext:value-type="float">
            <text:p>3609.6</text:p>
          </table:table-cell>
          <table:table-cell office:value-type="float" office:value="1477678.8" calcext:value-type="float">
            <text:p>1477678.8</text:p>
          </table:table-cell>
          <table:table-cell office:value-type="float" office:value="8.8" calcext:value-type="float">
            <text:p>8.8</text:p>
          </table:table-cell>
          <table:table-cell office:value-type="float" office:value="448189.7" calcext:value-type="float">
            <text:p>448189.7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" calcext:value-type="float">
            <text:p>9</text:p>
          </table:table-cell>
          <table:table-cell office:value-type="float" office:value="763.7" calcext:value-type="float">
            <text:p>763.7</text:p>
          </table:table-cell>
          <table:table-cell office:value-type="float" office:value="3234.7" calcext:value-type="float">
            <text:p>3234.7</text:p>
          </table:table-cell>
          <table:table-cell office:value-type="float" office:value="1273422.8" calcext:value-type="float">
            <text:p>1273422.8</text:p>
          </table:table-cell>
          <table:table-cell office:value-type="float" office:value="6.4" calcext:value-type="float">
            <text:p>6.4</text:p>
          </table:table-cell>
          <table:table-cell office:value-type="float" office:value="426554.1" calcext:value-type="float">
            <text:p>426554.1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20.9" calcext:value-type="float">
            <text:p>120.9</text:p>
          </table:table-cell>
          <table:table-cell office:value-type="float" office:value="241.2" calcext:value-type="float">
            <text:p>241.2</text:p>
          </table:table-cell>
          <table:table-cell office:value-type="float" office:value="12023.2" calcext:value-type="float">
            <text:p>12023.2</text:p>
          </table:table-cell>
          <table:table-cell office:value-type="float" office:value="0" calcext:value-type="float">
            <text:p>0</text:p>
          </table:table-cell>
          <table:table-cell office:value-type="float" office:value="114753.8" calcext:value-type="float">
            <text:p>114753.8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321.3" calcext:value-type="float">
            <text:p>321.3</text:p>
          </table:table-cell>
          <table:table-cell office:value-type="float" office:value="956.4" calcext:value-type="float">
            <text:p>956.4</text:p>
          </table:table-cell>
          <table:table-cell office:value-type="float" office:value="163522.3" calcext:value-type="float">
            <text:p>163522.3</text:p>
          </table:table-cell>
          <table:table-cell office:value-type="float" office:value="0" calcext:value-type="float">
            <text:p>0</text:p>
          </table:table-cell>
          <table:table-cell office:value-type="float" office:value="216168.8" calcext:value-type="float">
            <text:p>216168.8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395.8" calcext:value-type="float">
            <text:p>395.8</text:p>
          </table:table-cell>
          <table:table-cell office:value-type="float" office:value="1556.6" calcext:value-type="float">
            <text:p>1556.6</text:p>
          </table:table-cell>
          <table:table-cell office:value-type="float" office:value="346336.7" calcext:value-type="float">
            <text:p>346336.7</text:p>
          </table:table-cell>
          <table:table-cell office:value-type="float" office:value="0" calcext:value-type="float">
            <text:p>0</text:p>
          </table:table-cell>
          <table:table-cell office:value-type="float" office:value="230244.4" calcext:value-type="float">
            <text:p>230244.4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float" office:value="2438.4" calcext:value-type="float">
            <text:p>2438.4</text:p>
          </table:table-cell>
          <table:table-cell office:value-type="float" office:value="639358.6" calcext:value-type="float">
            <text:p>639358.6</text:p>
          </table:table-cell>
          <table:table-cell office:value-type="float" office:value="0.3" calcext:value-type="float">
            <text:p>0.3</text:p>
          </table:table-cell>
          <table:table-cell office:value-type="float" office:value="261931.6" calcext:value-type="float">
            <text:p>261931.6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14.3" calcext:value-type="float">
            <text:p>714.3</text:p>
          </table:table-cell>
          <table:table-cell office:value-type="float" office:value="3225.3" calcext:value-type="float">
            <text:p>3225.3</text:p>
          </table:table-cell>
          <table:table-cell office:value-type="float" office:value="1165240.2" calcext:value-type="float">
            <text:p>1165240.2</text:p>
          </table:table-cell>
          <table:table-cell office:value-type="float" office:value="2.1" calcext:value-type="float">
            <text:p>2.1</text:p>
          </table:table-cell>
          <table:table-cell office:value-type="float" office:value="402503.3" calcext:value-type="float">
            <text:p>402503.3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902.4" calcext:value-type="float">
            <text:p>902.4</text:p>
          </table:table-cell>
          <table:table-cell office:value-type="float" office:value="3674.7" calcext:value-type="float">
            <text:p>3674.7</text:p>
          </table:table-cell>
          <table:table-cell office:value-type="float" office:value="1503156.4" calcext:value-type="float">
            <text:p>1503156.4</text:p>
          </table:table-cell>
          <table:table-cell office:value-type="float" office:value="9.3" calcext:value-type="float">
            <text:p>9.3</text:p>
          </table:table-cell>
          <table:table-cell office:value-type="float" office:value="524918.7" calcext:value-type="float">
            <text:p>524918.7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817" calcext:value-type="float">
            <text:p>817</text:p>
          </table:table-cell>
          <table:table-cell office:value-type="float" office:value="3400.8" calcext:value-type="float">
            <text:p>3400.8</text:p>
          </table:table-cell>
          <table:table-cell office:value-type="float" office:value="1320889.7" calcext:value-type="float">
            <text:p>1320889.7</text:p>
          </table:table-cell>
          <table:table-cell office:value-type="float" office:value="6.9" calcext:value-type="float">
            <text:p>6.9</text:p>
          </table:table-cell>
          <table:table-cell office:value-type="float" office:value="453636.4" calcext:value-type="float">
            <text:p>453636.4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939" calcext:value-type="float">
            <text:p>939</text:p>
          </table:table-cell>
          <table:table-cell office:value-type="float" office:value="3818.7" calcext:value-type="float">
            <text:p>3818.7</text:p>
          </table:table-cell>
          <table:table-cell office:value-type="float" office:value="1690867.6" calcext:value-type="float">
            <text:p>1690867.6</text:p>
          </table:table-cell>
          <table:table-cell office:value-type="float" office:value="12.1" calcext:value-type="float">
            <text:p>12.1</text:p>
          </table:table-cell>
          <table:table-cell office:value-type="float" office:value="532321.5" calcext:value-type="float">
            <text:p>532321.5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728.1" calcext:value-type="float">
            <text:p>728.1</text:p>
          </table:table-cell>
          <table:table-cell office:value-type="float" office:value="3449.7" calcext:value-type="float">
            <text:p>3449.7</text:p>
          </table:table-cell>
          <table:table-cell office:value-type="float" office:value="1216336.5" calcext:value-type="float">
            <text:p>1216336.5</text:p>
          </table:table-cell>
          <table:table-cell office:value-type="float" office:value="6.6" calcext:value-type="float">
            <text:p>6.6</text:p>
          </table:table-cell>
          <table:table-cell office:value-type="float" office:value="382914.1" calcext:value-type="float">
            <text:p>382914.1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736" calcext:value-type="float">
            <text:p>736</text:p>
          </table:table-cell>
          <table:table-cell office:value-type="float" office:value="3168.2" calcext:value-type="float">
            <text:p>3168.2</text:p>
          </table:table-cell>
          <table:table-cell office:value-type="float" office:value="1174852.8" calcext:value-type="float">
            <text:p>1174852.8</text:p>
          </table:table-cell>
          <table:table-cell office:value-type="float" office:value="5.8" calcext:value-type="float">
            <text:p>5.8</text:p>
          </table:table-cell>
          <table:table-cell office:value-type="float" office:value="406593.6" calcext:value-type="float">
            <text:p>406593.6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21.8" calcext:value-type="float">
            <text:p>121.8</text:p>
          </table:table-cell>
          <table:table-cell office:value-type="float" office:value="242.2" calcext:value-type="float">
            <text:p>242.2</text:p>
          </table:table-cell>
          <table:table-cell office:value-type="float" office:value="12230.5" calcext:value-type="float">
            <text:p>12230.5</text:p>
          </table:table-cell>
          <table:table-cell office:value-type="float" office:value="0" calcext:value-type="float">
            <text:p>0</text:p>
          </table:table-cell>
          <table:table-cell office:value-type="float" office:value="115645.9" calcext:value-type="float">
            <text:p>115645.9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289.4" calcext:value-type="float">
            <text:p>289.4</text:p>
          </table:table-cell>
          <table:table-cell office:value-type="float" office:value="958.5" calcext:value-type="float">
            <text:p>958.5</text:p>
          </table:table-cell>
          <table:table-cell office:value-type="float" office:value="153322.2" calcext:value-type="float">
            <text:p>153322.2</text:p>
          </table:table-cell>
          <table:table-cell office:value-type="float" office:value="0.1" calcext:value-type="float">
            <text:p>0.1</text:p>
          </table:table-cell>
          <table:table-cell office:value-type="float" office:value="216001.4" calcext:value-type="float">
            <text:p>216001.4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428.2" calcext:value-type="float">
            <text:p>428.2</text:p>
          </table:table-cell>
          <table:table-cell office:value-type="float" office:value="1754.6" calcext:value-type="float">
            <text:p>1754.6</text:p>
          </table:table-cell>
          <table:table-cell office:value-type="float" office:value="400399.8" calcext:value-type="float">
            <text:p>400399.8</text:p>
          </table:table-cell>
          <table:table-cell office:value-type="float" office:value="0.1" calcext:value-type="float">
            <text:p>0.1</text:p>
          </table:table-cell>
          <table:table-cell office:value-type="float" office:value="242570" calcext:value-type="float">
            <text:p>242570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485.8" calcext:value-type="float">
            <text:p>485.8</text:p>
          </table:table-cell>
          <table:table-cell office:value-type="float" office:value="2281.7" calcext:value-type="float">
            <text:p>2281.7</text:p>
          </table:table-cell>
          <table:table-cell office:value-type="float" office:value="618750.3" calcext:value-type="float">
            <text:p>618750.3</text:p>
          </table:table-cell>
          <table:table-cell office:value-type="float" office:value="0" calcext:value-type="float">
            <text:p>0</text:p>
          </table:table-cell>
          <table:table-cell office:value-type="float" office:value="264750.5" calcext:value-type="float">
            <text:p>264750.5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801.5" calcext:value-type="float">
            <text:p>801.5</text:p>
          </table:table-cell>
          <table:table-cell office:value-type="float" office:value="3392.3" calcext:value-type="float">
            <text:p>3392.3</text:p>
          </table:table-cell>
          <table:table-cell office:value-type="float" office:value="1272557.9" calcext:value-type="float">
            <text:p>1272557.9</text:p>
          </table:table-cell>
          <table:table-cell office:value-type="float" office:value="4.9" calcext:value-type="float">
            <text:p>4.9</text:p>
          </table:table-cell>
          <table:table-cell office:value-type="float" office:value="460151.9" calcext:value-type="float">
            <text:p>460151.9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962.5" calcext:value-type="float">
            <text:p>962.5</text:p>
          </table:table-cell>
          <table:table-cell office:value-type="float" office:value="3841.8" calcext:value-type="float">
            <text:p>3841.8</text:p>
          </table:table-cell>
          <table:table-cell office:value-type="float" office:value="1654469.6" calcext:value-type="float">
            <text:p>1654469.6</text:p>
          </table:table-cell>
          <table:table-cell office:value-type="float" office:value="10.9" calcext:value-type="float">
            <text:p>10.9</text:p>
          </table:table-cell>
          <table:table-cell office:value-type="float" office:value="584070.1" calcext:value-type="float">
            <text:p>584070.1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872.2" calcext:value-type="float">
            <text:p>872.2</text:p>
          </table:table-cell>
          <table:table-cell office:value-type="float" office:value="3536.1" calcext:value-type="float">
            <text:p>3536.1</text:p>
          </table:table-cell>
          <table:table-cell office:value-type="float" office:value="1414667.3" calcext:value-type="float">
            <text:p>1414667.3</text:p>
          </table:table-cell>
          <table:table-cell office:value-type="float" office:value="9.5" calcext:value-type="float">
            <text:p>9.5</text:p>
          </table:table-cell>
          <table:table-cell office:value-type="float" office:value="482761.2" calcext:value-type="float">
            <text:p>482761.2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916.2" calcext:value-type="float">
            <text:p>916.2</text:p>
          </table:table-cell>
          <table:table-cell office:value-type="float" office:value="3797.3" calcext:value-type="float">
            <text:p>3797.3</text:p>
          </table:table-cell>
          <table:table-cell office:value-type="float" office:value="1589070.2" calcext:value-type="float">
            <text:p>1589070.2</text:p>
          </table:table-cell>
          <table:table-cell office:value-type="float" office:value="9.5" calcext:value-type="float">
            <text:p>9.5</text:p>
          </table:table-cell>
          <table:table-cell office:value-type="float" office:value="556491.5" calcext:value-type="float">
            <text:p>556491.5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793.8" calcext:value-type="float">
            <text:p>793.8</text:p>
          </table:table-cell>
          <table:table-cell office:value-type="float" office:value="3323.7" calcext:value-type="float">
            <text:p>3323.7</text:p>
          </table:table-cell>
          <table:table-cell office:value-type="float" office:value="1255773.4" calcext:value-type="float">
            <text:p>1255773.4</text:p>
          </table:table-cell>
          <table:table-cell office:value-type="float" office:value="7.5" calcext:value-type="float">
            <text:p>7.5</text:p>
          </table:table-cell>
          <table:table-cell office:value-type="float" office:value="461187.3" calcext:value-type="float">
            <text:p>461187.3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1018.8" calcext:value-type="float">
            <text:p>1018.8</text:p>
          </table:table-cell>
          <table:table-cell office:value-type="float" office:value="3608.4" calcext:value-type="float">
            <text:p>3608.4</text:p>
          </table:table-cell>
          <table:table-cell office:value-type="float" office:value="1744909.9" calcext:value-type="float">
            <text:p>1744909.9</text:p>
          </table:table-cell>
          <table:table-cell office:value-type="float" office:value="10.9" calcext:value-type="float">
            <text:p>10.9</text:p>
          </table:table-cell>
          <table:table-cell office:value-type="float" office:value="628907.2" calcext:value-type="float">
            <text:p>628907.2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20.7" calcext:value-type="float">
            <text:p>120.7</text:p>
          </table:table-cell>
          <table:table-cell office:value-type="float" office:value="238.5" calcext:value-type="float">
            <text:p>238.5</text:p>
          </table:table-cell>
          <table:table-cell office:value-type="float" office:value="12125.6" calcext:value-type="float">
            <text:p>12125.6</text:p>
          </table:table-cell>
          <table:table-cell office:value-type="float" office:value="0" calcext:value-type="float">
            <text:p>0</text:p>
          </table:table-cell>
          <table:table-cell office:value-type="float" office:value="115138.2" calcext:value-type="float">
            <text:p>115138.2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321.2" calcext:value-type="float">
            <text:p>321.2</text:p>
          </table:table-cell>
          <table:table-cell office:value-type="float" office:value="971.6" calcext:value-type="float">
            <text:p>971.6</text:p>
          </table:table-cell>
          <table:table-cell office:value-type="float" office:value="165919.9" calcext:value-type="float">
            <text:p>165919.9</text:p>
          </table:table-cell>
          <table:table-cell office:value-type="float" office:value="0" calcext:value-type="float">
            <text:p>0</text:p>
          </table:table-cell>
          <table:table-cell office:value-type="float" office:value="217696.5" calcext:value-type="float">
            <text:p>217696.5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394.4" calcext:value-type="float">
            <text:p>394.4</text:p>
          </table:table-cell>
          <table:table-cell office:value-type="float" office:value="1617" calcext:value-type="float">
            <text:p>1617</text:p>
          </table:table-cell>
          <table:table-cell office:value-type="float" office:value="348996.6" calcext:value-type="float">
            <text:p>348996.6</text:p>
          </table:table-cell>
          <table:table-cell office:value-type="float" office:value="0" calcext:value-type="float">
            <text:p>0</text:p>
          </table:table-cell>
          <table:table-cell office:value-type="float" office:value="231498" calcext:value-type="float">
            <text:p>231498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504.7" calcext:value-type="float">
            <text:p>504.7</text:p>
          </table:table-cell>
          <table:table-cell office:value-type="float" office:value="2349.8" calcext:value-type="float">
            <text:p>2349.8</text:p>
          </table:table-cell>
          <table:table-cell office:value-type="float" office:value="651782.7" calcext:value-type="float">
            <text:p>651782.7</text:p>
          </table:table-cell>
          <table:table-cell office:value-type="float" office:value="0" calcext:value-type="float">
            <text:p>0</text:p>
          </table:table-cell>
          <table:table-cell office:value-type="float" office:value="277388.5" calcext:value-type="float">
            <text:p>277388.5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899.6" calcext:value-type="float">
            <text:p>899.6</text:p>
          </table:table-cell>
          <table:table-cell office:value-type="float" office:value="3643.8" calcext:value-type="float">
            <text:p>3643.8</text:p>
          </table:table-cell>
          <table:table-cell office:value-type="float" office:value="1446721.4" calcext:value-type="float">
            <text:p>1446721.4</text:p>
          </table:table-cell>
          <table:table-cell office:value-type="float" office:value="8.2" calcext:value-type="float">
            <text:p>8.2</text:p>
          </table:table-cell>
          <table:table-cell office:value-type="float" office:value="579293.4" calcext:value-type="float">
            <text:p>579293.4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" calcext:value-type="float">
            <text:p>15</text:p>
          </table:table-cell>
          <table:table-cell office:value-type="float" office:value="984.5" calcext:value-type="float">
            <text:p>984.5</text:p>
          </table:table-cell>
          <table:table-cell office:value-type="float" office:value="3644.9" calcext:value-type="float">
            <text:p>3644.9</text:p>
          </table:table-cell>
          <table:table-cell office:value-type="float" office:value="1617781.5" calcext:value-type="float">
            <text:p>1617781.5</text:p>
          </table:table-cell>
          <table:table-cell office:value-type="float" office:value="10.6" calcext:value-type="float">
            <text:p>10.6</text:p>
          </table:table-cell>
          <table:table-cell office:value-type="float" office:value="638092.4" calcext:value-type="float">
            <text:p>638092.4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" calcext:value-type="float">
            <text:p>15</text:p>
          </table:table-cell>
          <table:table-cell office:value-type="float" office:value="375.8" calcext:value-type="float">
            <text:p>375.8</text:p>
          </table:table-cell>
          <table:table-cell office:value-type="float" office:value="3538" calcext:value-type="float">
            <text:p>3538</text:p>
          </table:table-cell>
          <table:table-cell office:value-type="float" office:value="809049.3" calcext:value-type="float">
            <text:p>809049.3</text:p>
          </table:table-cell>
          <table:table-cell office:value-type="float" office:value="4" calcext:value-type="float">
            <text:p>4</text:p>
          </table:table-cell>
          <table:table-cell office:value-type="float" office:value="604915.5" calcext:value-type="float">
            <text:p>604915.5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" calcext:value-type="float">
            <text:p>15</text:p>
          </table:table-cell>
          <table:table-cell office:value-type="float" office:value="812.6" calcext:value-type="float">
            <text:p>812.6</text:p>
          </table:table-cell>
          <table:table-cell office:value-type="float" office:value="3944.4" calcext:value-type="float">
            <text:p>3944.4</text:p>
          </table:table-cell>
          <table:table-cell office:value-type="float" office:value="1609329.4" calcext:value-type="float">
            <text:p>1609329.4</text:p>
          </table:table-cell>
          <table:table-cell office:value-type="float" office:value="9.8" calcext:value-type="float">
            <text:p>9.8</text:p>
          </table:table-cell>
          <table:table-cell office:value-type="float" office:value="666522.6" calcext:value-type="float">
            <text:p>666522.6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988.5" calcext:value-type="float">
            <text:p>988.5</text:p>
          </table:table-cell>
          <table:table-cell office:value-type="float" office:value="3603.8" calcext:value-type="float">
            <text:p>3603.8</text:p>
          </table:table-cell>
          <table:table-cell office:value-type="float" office:value="1628149.5" calcext:value-type="float">
            <text:p>1628149.5</text:p>
          </table:table-cell>
          <table:table-cell office:value-type="float" office:value="10.8" calcext:value-type="float">
            <text:p>10.8</text:p>
          </table:table-cell>
          <table:table-cell office:value-type="float" office:value="574191.9" calcext:value-type="float">
            <text:p>574191.9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1099.8" calcext:value-type="float">
            <text:p>1099.8</text:p>
          </table:table-cell>
          <table:table-cell office:value-type="float" office:value="3747.4" calcext:value-type="float">
            <text:p>3747.4</text:p>
          </table:table-cell>
          <table:table-cell office:value-type="float" office:value="1844644.1" calcext:value-type="float">
            <text:p>1844644.1</text:p>
          </table:table-cell>
          <table:table-cell office:value-type="float" office:value="13.1" calcext:value-type="float">
            <text:p>13.1</text:p>
          </table:table-cell>
          <table:table-cell office:value-type="float" office:value="677167.7" calcext:value-type="float">
            <text:p>677167.7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22.1" calcext:value-type="float">
            <text:p>122.1</text:p>
          </table:table-cell>
          <table:table-cell office:value-type="float" office:value="257.8" calcext:value-type="float">
            <text:p>257.8</text:p>
          </table:table-cell>
          <table:table-cell office:value-type="float" office:value="12652.5" calcext:value-type="float">
            <text:p>12652.5</text:p>
          </table:table-cell>
          <table:table-cell office:value-type="float" office:value="0" calcext:value-type="float">
            <text:p>0</text:p>
          </table:table-cell>
          <table:table-cell office:value-type="float" office:value="116350.4" calcext:value-type="float">
            <text:p>116350.4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25.3" calcext:value-type="float">
            <text:p>325.3</text:p>
          </table:table-cell>
          <table:table-cell office:value-type="float" office:value="964.5" calcext:value-type="float">
            <text:p>964.5</text:p>
          </table:table-cell>
          <table:table-cell office:value-type="float" office:value="166890" calcext:value-type="float">
            <text:p>166890</text:p>
          </table:table-cell>
          <table:table-cell office:value-type="float" office:value="0" calcext:value-type="float">
            <text:p>0</text:p>
          </table:table-cell>
          <table:table-cell office:value-type="float" office:value="218199.3" calcext:value-type="float">
            <text:p>218199.3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406.9" calcext:value-type="float">
            <text:p>406.9</text:p>
          </table:table-cell>
          <table:table-cell office:value-type="float" office:value="1632.2" calcext:value-type="float">
            <text:p>1632.2</text:p>
          </table:table-cell>
          <table:table-cell office:value-type="float" office:value="369215.9" calcext:value-type="float">
            <text:p>369215.9</text:p>
          </table:table-cell>
          <table:table-cell office:value-type="float" office:value="0" calcext:value-type="float">
            <text:p>0</text:p>
          </table:table-cell>
          <table:table-cell office:value-type="float" office:value="240405.8" calcext:value-type="float">
            <text:p>240405.8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634.7" calcext:value-type="float">
            <text:p>634.7</text:p>
          </table:table-cell>
          <table:table-cell office:value-type="float" office:value="2526.9" calcext:value-type="float">
            <text:p>2526.9</text:p>
          </table:table-cell>
          <table:table-cell office:value-type="float" office:value="835653.8" calcext:value-type="float">
            <text:p>835653.8</text:p>
          </table:table-cell>
          <table:table-cell office:value-type="float" office:value="1.2" calcext:value-type="float">
            <text:p>1.2</text:p>
          </table:table-cell>
          <table:table-cell office:value-type="float" office:value="404766.6" calcext:value-type="float">
            <text:p>404766.6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office:value-type="float" office:value="3241.4" calcext:value-type="float">
            <text:p>3241.4</text:p>
          </table:table-cell>
          <table:table-cell office:value-type="float" office:value="525133.5" calcext:value-type="float">
            <text:p>525133.5</text:p>
          </table:table-cell>
          <table:table-cell office:value-type="float" office:value="2.5" calcext:value-type="float">
            <text:p>2.5</text:p>
          </table:table-cell>
          <table:table-cell office:value-type="float" office:value="693792.8" calcext:value-type="float">
            <text:p>693792.8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1030" calcext:value-type="float">
            <text:p>1030</text:p>
          </table:table-cell>
          <table:table-cell office:value-type="float" office:value="3521.2" calcext:value-type="float">
            <text:p>3521.2</text:p>
          </table:table-cell>
          <table:table-cell office:value-type="float" office:value="1490710.1" calcext:value-type="float">
            <text:p>1490710.1</text:p>
          </table:table-cell>
          <table:table-cell office:value-type="float" office:value="13.6" calcext:value-type="float">
            <text:p>13.6</text:p>
          </table:table-cell>
          <table:table-cell office:value-type="float" office:value="745822.6" calcext:value-type="float">
            <text:p>745822.6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" calcext:value-type="float">
            <text:p>20</text:p>
          </table:table-cell>
          <table:table-cell office:value-type="float" office:value="689.4" calcext:value-type="float">
            <text:p>689.4</text:p>
          </table:table-cell>
          <table:table-cell office:value-type="float" office:value="3421" calcext:value-type="float">
            <text:p>3421</text:p>
          </table:table-cell>
          <table:table-cell office:value-type="float" office:value="1156799.5" calcext:value-type="float">
            <text:p>1156799.5</text:p>
          </table:table-cell>
          <table:table-cell office:value-type="float" office:value="8.8" calcext:value-type="float">
            <text:p>8.8</text:p>
          </table:table-cell>
          <table:table-cell office:value-type="float" office:value="713296.1" calcext:value-type="float">
            <text:p>713296.1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1103.3" calcext:value-type="float">
            <text:p>1103.3</text:p>
          </table:table-cell>
          <table:table-cell office:value-type="float" office:value="3597.3" calcext:value-type="float">
            <text:p>3597.3</text:p>
          </table:table-cell>
          <table:table-cell office:value-type="float" office:value="1574076.9" calcext:value-type="float">
            <text:p>1574076.9</text:p>
          </table:table-cell>
          <table:table-cell office:value-type="float" office:value="17.1" calcext:value-type="float">
            <text:p>17.1</text:p>
          </table:table-cell>
          <table:table-cell office:value-type="float" office:value="803738.6" calcext:value-type="float">
            <text:p>803738.6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114.1" calcext:value-type="float">
            <text:p>1114.1</text:p>
          </table:table-cell>
          <table:table-cell office:value-type="float" office:value="3371.5" calcext:value-type="float">
            <text:p>3371.5</text:p>
          </table:table-cell>
          <table:table-cell office:value-type="float" office:value="1400009.2" calcext:value-type="float">
            <text:p>1400009.2</text:p>
          </table:table-cell>
          <table:table-cell office:value-type="float" office:value="16.5" calcext:value-type="float">
            <text:p>16.5</text:p>
          </table:table-cell>
          <table:table-cell office:value-type="float" office:value="900333.4" calcext:value-type="float">
            <text:p>900333.4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987.9" calcext:value-type="float">
            <text:p>987.9</text:p>
          </table:table-cell>
          <table:table-cell office:value-type="float" office:value="3147.2" calcext:value-type="float">
            <text:p>3147.2</text:p>
          </table:table-cell>
          <table:table-cell office:value-type="float" office:value="1279208.4" calcext:value-type="float">
            <text:p>1279208.4</text:p>
          </table:table-cell>
          <table:table-cell office:value-type="float" office:value="11.3" calcext:value-type="float">
            <text:p>11.3</text:p>
          </table:table-cell>
          <table:table-cell office:value-type="float" office:value="769236.4" calcext:value-type="float">
            <text:p>769236.4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32.5" calcext:value-type="float">
            <text:p>132.5</text:p>
          </table:table-cell>
          <table:table-cell office:value-type="float" office:value="291.2" calcext:value-type="float">
            <text:p>291.2</text:p>
          </table:table-cell>
          <table:table-cell office:value-type="float" office:value="14683" calcext:value-type="float">
            <text:p>14683</text:p>
          </table:table-cell>
          <table:table-cell office:value-type="float" office:value="0" calcext:value-type="float">
            <text:p>0</text:p>
          </table:table-cell>
          <table:table-cell office:value-type="float" office:value="124712.6" calcext:value-type="float">
            <text:p>124712.6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330.7" calcext:value-type="float">
            <text:p>330.7</text:p>
          </table:table-cell>
          <table:table-cell office:value-type="float" office:value="1015.7" calcext:value-type="float">
            <text:p>1015.7</text:p>
          </table:table-cell>
          <table:table-cell office:value-type="float" office:value="171939.9" calcext:value-type="float">
            <text:p>171939.9</text:p>
          </table:table-cell>
          <table:table-cell office:value-type="float" office:value="0" calcext:value-type="float">
            <text:p>0</text:p>
          </table:table-cell>
          <table:table-cell office:value-type="float" office:value="221053.9" calcext:value-type="float">
            <text:p>221053.9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530.2" calcext:value-type="float">
            <text:p>530.2</text:p>
          </table:table-cell>
          <table:table-cell office:value-type="float" office:value="1825.6" calcext:value-type="float">
            <text:p>1825.6</text:p>
          </table:table-cell>
          <table:table-cell office:value-type="float" office:value="438044.9" calcext:value-type="float">
            <text:p>438044.9</text:p>
          </table:table-cell>
          <table:table-cell office:value-type="float" office:value="1.4" calcext:value-type="float">
            <text:p>1.4</text:p>
          </table:table-cell>
          <table:table-cell office:value-type="float" office:value="409139" calcext:value-type="float">
            <text:p>409139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office:value-type="float" office:value="318.2" calcext:value-type="float">
            <text:p>318.2</text:p>
          </table:table-cell>
          <table:table-cell office:value-type="float" office:value="2628.3" calcext:value-type="float">
            <text:p>2628.3</text:p>
          </table:table-cell>
          <table:table-cell office:value-type="float" office:value="476756.4" calcext:value-type="float">
            <text:p>476756.4</text:p>
          </table:table-cell>
          <table:table-cell office:value-type="float" office:value="2.5" calcext:value-type="float">
            <text:p>2.5</text:p>
          </table:table-cell>
          <table:table-cell office:value-type="float" office:value="632753.6" calcext:value-type="float">
            <text:p>632753.6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42.7" calcext:value-type="float">
            <text:p>1042.7</text:p>
          </table:table-cell>
          <table:table-cell office:value-type="float" office:value="3040.1" calcext:value-type="float">
            <text:p>3040.1</text:p>
          </table:table-cell>
          <table:table-cell office:value-type="float" office:value="1204641.7" calcext:value-type="float">
            <text:p>1204641.7</text:p>
          </table:table-cell>
          <table:table-cell office:value-type="float" office:value="13.7" calcext:value-type="float">
            <text:p>13.7</text:p>
          </table:table-cell>
          <table:table-cell office:value-type="float" office:value="835256.8" calcext:value-type="float">
            <text:p>835256.8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3294.7" calcext:value-type="float">
            <text:p>3294.7</text:p>
          </table:table-cell>
          <table:table-cell office:value-type="float" office:value="1284690.7" calcext:value-type="float">
            <text:p>1284690.7</text:p>
          </table:table-cell>
          <table:table-cell office:value-type="float" office:value="16" calcext:value-type="float">
            <text:p>16</text:p>
          </table:table-cell>
          <table:table-cell office:value-type="float" office:value="945881.4" calcext:value-type="float">
            <text:p>945881.4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" calcext:value-type="float">
            <text:p>25</text:p>
          </table:table-cell>
          <table:table-cell office:value-type="float" office:value="1007.8" calcext:value-type="float">
            <text:p>1007.8</text:p>
          </table:table-cell>
          <table:table-cell office:value-type="float" office:value="3164" calcext:value-type="float">
            <text:p>3164</text:p>
          </table:table-cell>
          <table:table-cell office:value-type="float" office:value="1192342.1" calcext:value-type="float">
            <text:p>1192342.1</text:p>
          </table:table-cell>
          <table:table-cell office:value-type="float" office:value="14.1" calcext:value-type="float">
            <text:p>14.1</text:p>
          </table:table-cell>
          <table:table-cell office:value-type="float" office:value="857326.6" calcext:value-type="float">
            <text:p>857326.6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808.9" calcext:value-type="float">
            <text:p>808.9</text:p>
          </table:table-cell>
          <table:table-cell office:value-type="float" office:value="3058.6" calcext:value-type="float">
            <text:p>3058.6</text:p>
          </table:table-cell>
          <table:table-cell office:value-type="float" office:value="1121221.9" calcext:value-type="float">
            <text:p>1121221.9</text:p>
          </table:table-cell>
          <table:table-cell office:value-type="float" office:value="11.8" calcext:value-type="float">
            <text:p>11.8</text:p>
          </table:table-cell>
          <table:table-cell office:value-type="float" office:value="866037.9" calcext:value-type="float">
            <text:p>866037.9</text:p>
          </table:table-cell>
          <table:table-cell table:number-columns-repeated="1017"/>
        </table:table-row>
      </table:table>
      <table:table table:name="reformat for gnuplot" table:style-name="ta1">
        <table:table-column table:style-name="co9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inished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9.9" calcext:value-type="float">
            <text:p>129.9</text:p>
          </table:table-cell>
          <table:table-cell office:value-type="float" office:value="125" calcext:value-type="float">
            <text:p>125</text:p>
          </table:table-cell>
          <table:table-cell office:value-type="float" office:value="121.6" calcext:value-type="float">
            <text:p>121.6</text:p>
          </table:table-cell>
          <table:table-cell office:value-type="float" office:value="120.9" calcext:value-type="float">
            <text:p>120.9</text:p>
          </table:table-cell>
          <table:table-cell office:value-type="float" office:value="121.8" calcext:value-type="float">
            <text:p>121.8</text:p>
          </table:table-cell>
          <table:table-cell office:value-type="float" office:value="120.7" calcext:value-type="float">
            <text:p>120.7</text:p>
          </table:table-cell>
          <table:table-cell office:value-type="float" office:value="122.1" calcext:value-type="float">
            <text:p>122.1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0.2" calcext:value-type="float">
            <text:p>320.2</text:p>
          </table:table-cell>
          <table:table-cell office:value-type="float" office:value="318.5" calcext:value-type="float">
            <text:p>318.5</text:p>
          </table:table-cell>
          <table:table-cell office:value-type="float" office:value="321.2" calcext:value-type="float">
            <text:p>321.2</text:p>
          </table:table-cell>
          <table:table-cell office:value-type="float" office:value="321.3" calcext:value-type="float">
            <text:p>321.3</text:p>
          </table:table-cell>
          <table:table-cell office:value-type="float" office:value="289.4" calcext:value-type="float">
            <text:p>289.4</text:p>
          </table:table-cell>
          <table:table-cell office:value-type="float" office:value="321.2" calcext:value-type="float">
            <text:p>321.2</text:p>
          </table:table-cell>
          <table:table-cell office:value-type="float" office:value="325.3" calcext:value-type="float">
            <text:p>325.3</text:p>
          </table:table-cell>
          <table:table-cell office:value-type="float" office:value="330.7" calcext:value-type="float">
            <text:p>330.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7.6" calcext:value-type="float">
            <text:p>387.6</text:p>
          </table:table-cell>
          <table:table-cell office:value-type="float" office:value="388.7" calcext:value-type="float">
            <text:p>388.7</text:p>
          </table:table-cell>
          <table:table-cell office:value-type="float" office:value="394" calcext:value-type="float">
            <text:p>394</text:p>
          </table:table-cell>
          <table:table-cell office:value-type="float" office:value="395.8" calcext:value-type="float">
            <text:p>395.8</text:p>
          </table:table-cell>
          <table:table-cell office:value-type="float" office:value="428.2" calcext:value-type="float">
            <text:p>428.2</text:p>
          </table:table-cell>
          <table:table-cell office:value-type="float" office:value="394.4" calcext:value-type="float">
            <text:p>394.4</text:p>
          </table:table-cell>
          <table:table-cell office:value-type="float" office:value="406.9" calcext:value-type="float">
            <text:p>406.9</text:p>
          </table:table-cell>
          <table:table-cell office:value-type="float" office:value="530.2" calcext:value-type="float">
            <text:p>530.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2.3" calcext:value-type="float">
            <text:p>442.3</text:p>
          </table:table-cell>
          <table:table-cell office:value-type="float" office:value="443.6" calcext:value-type="float">
            <text:p>443.6</text:p>
          </table:table-cell>
          <table:table-cell office:value-type="float" office:value="463.8" calcext:value-type="float">
            <text:p>463.8</text:p>
          </table:table-cell>
          <table:table-cell office:value-type="float" office:value="476" calcext:value-type="float">
            <text:p>476</text:p>
          </table:table-cell>
          <table:table-cell office:value-type="float" office:value="485.8" calcext:value-type="float">
            <text:p>485.8</text:p>
          </table:table-cell>
          <table:table-cell office:value-type="float" office:value="504.7" calcext:value-type="float">
            <text:p>504.7</text:p>
          </table:table-cell>
          <table:table-cell office:value-type="float" office:value="634.7" calcext:value-type="float">
            <text:p>634.7</text:p>
          </table:table-cell>
          <table:table-cell office:value-type="float" office:value="318.2" calcext:value-type="float">
            <text:p>318.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3.3" calcext:value-type="float">
            <text:p>563.3</text:p>
          </table:table-cell>
          <table:table-cell office:value-type="float" office:value="675.5" calcext:value-type="float">
            <text:p>675.5</text:p>
          </table:table-cell>
          <table:table-cell office:value-type="float" office:value="753" calcext:value-type="float">
            <text:p>753</text:p>
          </table:table-cell>
          <table:table-cell office:value-type="float" office:value="714.3" calcext:value-type="float">
            <text:p>714.3</text:p>
          </table:table-cell>
          <table:table-cell office:value-type="float" office:value="801.5" calcext:value-type="float">
            <text:p>801.5</text:p>
          </table:table-cell>
          <table:table-cell office:value-type="float" office:value="899.6" calcext:value-type="float">
            <text:p>899.6</text:p>
          </table:table-cell>
          <table:table-cell office:value-type="float" office:value="264" calcext:value-type="float">
            <text:p>264</text:p>
          </table:table-cell>
          <table:table-cell office:value-type="float" office:value="1042.7" calcext:value-type="float">
            <text:p>1042.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77.4" calcext:value-type="float">
            <text:p>777.4</text:p>
          </table:table-cell>
          <table:table-cell office:value-type="float" office:value="834.6" calcext:value-type="float">
            <text:p>834.6</text:p>
          </table:table-cell>
          <table:table-cell office:value-type="float" office:value="855.4" calcext:value-type="float">
            <text:p>855.4</text:p>
          </table:table-cell>
          <table:table-cell office:value-type="float" office:value="902.4" calcext:value-type="float">
            <text:p>902.4</text:p>
          </table:table-cell>
          <table:table-cell office:value-type="float" office:value="962.5" calcext:value-type="float">
            <text:p>962.5</text:p>
          </table:table-cell>
          <table:table-cell office:value-type="float" office:value="984.5" calcext:value-type="float">
            <text:p>984.5</text:p>
          </table:table-cell>
          <table:table-cell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74" calcext:value-type="float">
            <text:p>774</text:p>
          </table:table-cell>
          <table:table-cell office:value-type="float" office:value="881.4" calcext:value-type="float">
            <text:p>881.4</text:p>
          </table:table-cell>
          <table:table-cell office:value-type="float" office:value="861.6" calcext:value-type="float">
            <text:p>861.6</text:p>
          </table:table-cell>
          <table:table-cell office:value-type="float" office:value="817" calcext:value-type="float">
            <text:p>817</text:p>
          </table:table-cell>
          <table:table-cell office:value-type="float" office:value="872.2" calcext:value-type="float">
            <text:p>872.2</text:p>
          </table:table-cell>
          <table:table-cell office:value-type="float" office:value="375.8" calcext:value-type="float">
            <text:p>375.8</text:p>
          </table:table-cell>
          <table:table-cell office:value-type="float" office:value="689.4" calcext:value-type="float">
            <text:p>689.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82" calcext:value-type="float">
            <text:p>682</text:p>
          </table:table-cell>
          <table:table-cell office:value-type="float" office:value="776.2" calcext:value-type="float">
            <text:p>776.2</text:p>
          </table:table-cell>
          <table:table-cell office:value-type="float" office:value="777.9" calcext:value-type="float">
            <text:p>777.9</text:p>
          </table:table-cell>
          <table:table-cell office:value-type="float" office:value="939" calcext:value-type="float">
            <text:p>939</text:p>
          </table:table-cell>
          <table:table-cell office:value-type="float" office:value="916.2" calcext:value-type="float">
            <text:p>916.2</text:p>
          </table:table-cell>
          <table:table-cell office:value-type="float" office:value="812.6" calcext:value-type="float">
            <text:p>812.6</text:p>
          </table:table-cell>
          <table:table-cell office:value-type="float" office:value="1103.3" calcext:value-type="float">
            <text:p>1103.3</text:p>
          </table:table-cell>
          <table:table-cell office:value-type="float" office:value="1007.8" calcext:value-type="float">
            <text:p>1007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0.8" calcext:value-type="float">
            <text:p>630.8</text:p>
          </table:table-cell>
          <table:table-cell office:value-type="float" office:value="767.1" calcext:value-type="float">
            <text:p>767.1</text:p>
          </table:table-cell>
          <table:table-cell office:value-type="float" office:value="811.3" calcext:value-type="float">
            <text:p>811.3</text:p>
          </table:table-cell>
          <table:table-cell office:value-type="float" office:value="728.1" calcext:value-type="float">
            <text:p>728.1</text:p>
          </table:table-cell>
          <table:table-cell office:value-type="float" office:value="793.8" calcext:value-type="float">
            <text:p>793.8</text:p>
          </table:table-cell>
          <table:table-cell office:value-type="float" office:value="988.5" calcext:value-type="float">
            <text:p>988.5</text:p>
          </table:table-cell>
          <table:table-cell office:value-type="float" office:value="1114.1" calcext:value-type="float">
            <text:p>1114.1</text:p>
          </table:table-cell>
          <table:table-cell office:value-type="float" office:value="808.9" calcext:value-type="float">
            <text:p>808.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44.6" calcext:value-type="float">
            <text:p>544.6</text:p>
          </table:table-cell>
          <table:table-cell office:value-type="float" office:value="626.8" calcext:value-type="float">
            <text:p>626.8</text:p>
          </table:table-cell>
          <table:table-cell office:value-type="float" office:value="763.7" calcext:value-type="float">
            <text:p>763.7</text:p>
          </table:table-cell>
          <table:table-cell office:value-type="float" office:value="736" calcext:value-type="float">
            <text:p>736</text:p>
          </table:table-cell>
          <table:table-cell office:value-type="float" office:value="1018.8" calcext:value-type="float">
            <text:p>1018.8</text:p>
          </table:table-cell>
          <table:table-cell office:value-type="float" office:value="1099.8" calcext:value-type="float">
            <text:p>1099.8</text:p>
          </table:table-cell>
          <table:table-cell office:value-type="float" office:value="987.9" calcext:value-type="float">
            <text:p>987.9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invalids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4.9" calcext:value-type="float">
            <text:p>4.9</text:p>
          </table:table-cell>
          <table:table-cell office:value-type="float" office:value="8.2" calcext:value-type="float">
            <text:p>8.2</text:p>
          </table:table-cell>
          <table:table-cell office:value-type="float" office:value="2.5" calcext:value-type="float">
            <text:p>2.5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.7" calcext:value-type="float">
            <text:p>3.7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9.3" calcext:value-type="float">
            <text:p>9.3</text:p>
          </table:table-cell>
          <table:table-cell office:value-type="float" office:value="10.9" calcext:value-type="float">
            <text:p>10.9</text:p>
          </table:table-cell>
          <table:table-cell office:value-type="float" office:value="10.6" calcext:value-type="float">
            <text:p>10.6</text:p>
          </table:table-cell>
          <table:table-cell office:value-type="float" office:value="13.6" calcext:value-type="float">
            <text:p>13.6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.8" calcext:value-type="float">
            <text:p>5.8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office:value-type="float" office:value="8.8" calcext:value-type="float">
            <text:p>8.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.1</text:p>
          </table:table-cell>
          <table:table-cell office:value-type="float" office:value="9.5" calcext:value-type="float">
            <text:p>9.5</text:p>
          </table:table-cell>
          <table:table-cell office:value-type="float" office:value="9.8" calcext:value-type="float">
            <text:p>9.8</text:p>
          </table:table-cell>
          <table:table-cell office:value-type="float" office:value="17.1" calcext:value-type="float">
            <text:p>17.1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3" calcext:value-type="float">
            <text:p>1.3</text:p>
          </table:table-cell>
          <table:table-cell office:value-type="float" office:value="7.9" calcext:value-type="float">
            <text:p>7.9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7.5" calcext:value-type="float">
            <text:p>7.5</text:p>
          </table:table-cell>
          <table:table-cell office:value-type="float" office:value="10.8" calcext:value-type="float">
            <text:p>10.8</text:p>
          </table:table-cell>
          <table:table-cell office:value-type="float" office:value="16.5" calcext:value-type="float">
            <text:p>16.5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office:value-type="float" office:value="5.8" calcext:value-type="float">
            <text:p>5.8</text:p>
          </table:table-cell>
          <table:table-cell office:value-type="float" office:value="10.9" calcext:value-type="float">
            <text:p>10.9</text:p>
          </table:table-cell>
          <table:table-cell office:value-type="float" office:value="13.1" calcext:value-type="float">
            <text:p>13.1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varianc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625.1" calcext:value-type="float">
            <text:p>13625.1</text:p>
          </table:table-cell>
          <table:table-cell office:value-type="float" office:value="12685.7" calcext:value-type="float">
            <text:p>12685.7</text:p>
          </table:table-cell>
          <table:table-cell office:value-type="float" office:value="12146.5" calcext:value-type="float">
            <text:p>12146.5</text:p>
          </table:table-cell>
          <table:table-cell office:value-type="float" office:value="12023.2" calcext:value-type="float">
            <text:p>12023.2</text:p>
          </table:table-cell>
          <table:table-cell office:value-type="float" office:value="12230.5" calcext:value-type="float">
            <text:p>12230.5</text:p>
          </table:table-cell>
          <table:table-cell office:value-type="float" office:value="12125.6" calcext:value-type="float">
            <text:p>12125.6</text:p>
          </table:table-cell>
          <table:table-cell office:value-type="float" office:value="12652.5" calcext:value-type="float">
            <text:p>12652.5</text:p>
          </table:table-cell>
          <table:table-cell office:value-type="float" office:value="14683" calcext:value-type="float">
            <text:p>146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784.2" calcext:value-type="float">
            <text:p>160784.2</text:p>
          </table:table-cell>
          <table:table-cell office:value-type="float" office:value="162361" calcext:value-type="float">
            <text:p>162361</text:p>
          </table:table-cell>
          <table:table-cell office:value-type="float" office:value="163510.1" calcext:value-type="float">
            <text:p>163510.1</text:p>
          </table:table-cell>
          <table:table-cell office:value-type="float" office:value="163522.3" calcext:value-type="float">
            <text:p>163522.3</text:p>
          </table:table-cell>
          <table:table-cell office:value-type="float" office:value="153322.2" calcext:value-type="float">
            <text:p>153322.2</text:p>
          </table:table-cell>
          <table:table-cell office:value-type="float" office:value="165919.9" calcext:value-type="float">
            <text:p>165919.9</text:p>
          </table:table-cell>
          <table:table-cell office:value-type="float" office:value="166890" calcext:value-type="float">
            <text:p>166890</text:p>
          </table:table-cell>
          <table:table-cell office:value-type="float" office:value="171939.9" calcext:value-type="float">
            <text:p>171939.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6682.5" calcext:value-type="float">
            <text:p>336682.5</text:p>
          </table:table-cell>
          <table:table-cell office:value-type="float" office:value="340711.4" calcext:value-type="float">
            <text:p>340711.4</text:p>
          </table:table-cell>
          <table:table-cell office:value-type="float" office:value="346612.7" calcext:value-type="float">
            <text:p>346612.7</text:p>
          </table:table-cell>
          <table:table-cell office:value-type="float" office:value="346336.7" calcext:value-type="float">
            <text:p>346336.7</text:p>
          </table:table-cell>
          <table:table-cell office:value-type="float" office:value="400399.8" calcext:value-type="float">
            <text:p>400399.8</text:p>
          </table:table-cell>
          <table:table-cell office:value-type="float" office:value="348996.6" calcext:value-type="float">
            <text:p>348996.6</text:p>
          </table:table-cell>
          <table:table-cell office:value-type="float" office:value="369215.9" calcext:value-type="float">
            <text:p>369215.9</text:p>
          </table:table-cell>
          <table:table-cell office:value-type="float" office:value="438044.9" calcext:value-type="float">
            <text:p>438044.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29533.1" calcext:value-type="float">
            <text:p>529533.1</text:p>
          </table:table-cell>
          <table:table-cell office:value-type="float" office:value="541444.4" calcext:value-type="float">
            <text:p>541444.4</text:p>
          </table:table-cell>
          <table:table-cell office:value-type="float" office:value="569816" calcext:value-type="float">
            <text:p>569816</text:p>
          </table:table-cell>
          <table:table-cell office:value-type="float" office:value="639358.6" calcext:value-type="float">
            <text:p>639358.6</text:p>
          </table:table-cell>
          <table:table-cell office:value-type="float" office:value="618750.3" calcext:value-type="float">
            <text:p>618750.3</text:p>
          </table:table-cell>
          <table:table-cell office:value-type="float" office:value="651782.7" calcext:value-type="float">
            <text:p>651782.7</text:p>
          </table:table-cell>
          <table:table-cell office:value-type="float" office:value="835653.8" calcext:value-type="float">
            <text:p>835653.8</text:p>
          </table:table-cell>
          <table:table-cell office:value-type="float" office:value="476756.4" calcext:value-type="float">
            <text:p>476756.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2013.6" calcext:value-type="float">
            <text:p>882013.6</text:p>
          </table:table-cell>
          <table:table-cell office:value-type="float" office:value="1136822.7" calcext:value-type="float">
            <text:p>1136822.7</text:p>
          </table:table-cell>
          <table:table-cell office:value-type="float" office:value="1277317.5" calcext:value-type="float">
            <text:p>1277317.5</text:p>
          </table:table-cell>
          <table:table-cell office:value-type="float" office:value="1165240.2" calcext:value-type="float">
            <text:p>1165240.2</text:p>
          </table:table-cell>
          <table:table-cell office:value-type="float" office:value="1272557.9" calcext:value-type="float">
            <text:p>1272557.9</text:p>
          </table:table-cell>
          <table:table-cell office:value-type="float" office:value="1446721.4" calcext:value-type="float">
            <text:p>1446721.4</text:p>
          </table:table-cell>
          <table:table-cell office:value-type="float" office:value="525133.5" calcext:value-type="float">
            <text:p>525133.5</text:p>
          </table:table-cell>
          <table:table-cell office:value-type="float" office:value="1204641.7" calcext:value-type="float">
            <text:p>1204641.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54155.4" calcext:value-type="float">
            <text:p>1454155.4</text:p>
          </table:table-cell>
          <table:table-cell office:value-type="float" office:value="1527706.2" calcext:value-type="float">
            <text:p>1527706.2</text:p>
          </table:table-cell>
          <table:table-cell office:value-type="float" office:value="1451325.2" calcext:value-type="float">
            <text:p>1451325.2</text:p>
          </table:table-cell>
          <table:table-cell office:value-type="float" office:value="1503156.4" calcext:value-type="float">
            <text:p>1503156.4</text:p>
          </table:table-cell>
          <table:table-cell office:value-type="float" office:value="1654469.6" calcext:value-type="float">
            <text:p>1654469.6</text:p>
          </table:table-cell>
          <table:table-cell office:value-type="float" office:value="1617781.5" calcext:value-type="float">
            <text:p>1617781.5</text:p>
          </table:table-cell>
          <table:table-cell office:value-type="float" office:value="1490710.1" calcext:value-type="float">
            <text:p>1490710.1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18642.5" calcext:value-type="float">
            <text:p>1418642.5</text:p>
          </table:table-cell>
          <table:table-cell office:value-type="float" office:value="1595332.3" calcext:value-type="float">
            <text:p>1595332.3</text:p>
          </table:table-cell>
          <table:table-cell office:value-type="float" office:value="1510776.9" calcext:value-type="float">
            <text:p>1510776.9</text:p>
          </table:table-cell>
          <table:table-cell office:value-type="float" office:value="1320889.7" calcext:value-type="float">
            <text:p>1320889.7</text:p>
          </table:table-cell>
          <table:table-cell office:value-type="float" office:value="1414667.3" calcext:value-type="float">
            <text:p>1414667.3</text:p>
          </table:table-cell>
          <table:table-cell office:value-type="float" office:value="809049.3" calcext:value-type="float">
            <text:p>809049.3</text:p>
          </table:table-cell>
          <table:table-cell office:value-type="float" office:value="1156799.5" calcext:value-type="float">
            <text:p>1156799.5</text:p>
          </table:table-cell>
          <table:table-cell office:value-type="float" office:value="1284690.7" calcext:value-type="float">
            <text:p>1284690.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59843.6" calcext:value-type="float">
            <text:p>1259843.6</text:p>
          </table:table-cell>
          <table:table-cell office:value-type="float" office:value="1347674" calcext:value-type="float">
            <text:p>1347674</text:p>
          </table:table-cell>
          <table:table-cell office:value-type="float" office:value="1242400" calcext:value-type="float">
            <text:p>1242400</text:p>
          </table:table-cell>
          <table:table-cell office:value-type="float" office:value="1690867.6" calcext:value-type="float">
            <text:p>1690867.6</text:p>
          </table:table-cell>
          <table:table-cell office:value-type="float" office:value="1589070.2" calcext:value-type="float">
            <text:p>1589070.2</text:p>
          </table:table-cell>
          <table:table-cell office:value-type="float" office:value="1609329.4" calcext:value-type="float">
            <text:p>1609329.4</text:p>
          </table:table-cell>
          <table:table-cell office:value-type="float" office:value="1574076.9" calcext:value-type="float">
            <text:p>1574076.9</text:p>
          </table:table-cell>
          <table:table-cell office:value-type="float" office:value="1192342.1" calcext:value-type="float">
            <text:p>1192342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86383.1" calcext:value-type="float">
            <text:p>1086383.1</text:p>
          </table:table-cell>
          <table:table-cell office:value-type="float" office:value="1327598.4" calcext:value-type="float">
            <text:p>1327598.4</text:p>
          </table:table-cell>
          <table:table-cell office:value-type="float" office:value="1477678.8" calcext:value-type="float">
            <text:p>1477678.8</text:p>
          </table:table-cell>
          <table:table-cell office:value-type="float" office:value="1216336.5" calcext:value-type="float">
            <text:p>1216336.5</text:p>
          </table:table-cell>
          <table:table-cell office:value-type="float" office:value="1255773.4" calcext:value-type="float">
            <text:p>1255773.4</text:p>
          </table:table-cell>
          <table:table-cell office:value-type="float" office:value="1628149.5" calcext:value-type="float">
            <text:p>1628149.5</text:p>
          </table:table-cell>
          <table:table-cell office:value-type="float" office:value="1400009.2" calcext:value-type="float">
            <text:p>1400009.2</text:p>
          </table:table-cell>
          <table:table-cell office:value-type="float" office:value="1121221.9" calcext:value-type="float">
            <text:p>1121221.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71805.8" calcext:value-type="float">
            <text:p>871805.8</text:p>
          </table:table-cell>
          <table:table-cell office:value-type="float" office:value="1011058.4" calcext:value-type="float">
            <text:p>1011058.4</text:p>
          </table:table-cell>
          <table:table-cell office:value-type="float" office:value="1273422.8" calcext:value-type="float">
            <text:p>1273422.8</text:p>
          </table:table-cell>
          <table:table-cell office:value-type="float" office:value="1174852.8" calcext:value-type="float">
            <text:p>1174852.8</text:p>
          </table:table-cell>
          <table:table-cell office:value-type="float" office:value="1744909.9" calcext:value-type="float">
            <text:p>1744909.9</text:p>
          </table:table-cell>
          <table:table-cell office:value-type="float" office:value="1844644.1" calcext:value-type="float">
            <text:p>1844644.1</text:p>
          </table:table-cell>
          <table:table-cell office:value-type="float" office:value="1279208.4" calcext:value-type="float">
            <text:p>1279208.4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max finished rat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2.8" calcext:value-type="float">
            <text:p>262.8</text:p>
          </table:table-cell>
          <table:table-cell office:value-type="float" office:value="247.3" calcext:value-type="float">
            <text:p>247.3</text:p>
          </table:table-cell>
          <table:table-cell office:value-type="float" office:value="245.7" calcext:value-type="float">
            <text:p>245.7</text:p>
          </table:table-cell>
          <table:table-cell office:value-type="float" office:value="241.2" calcext:value-type="float">
            <text:p>241.2</text:p>
          </table:table-cell>
          <table:table-cell office:value-type="float" office:value="242.2" calcext:value-type="float">
            <text:p>242.2</text:p>
          </table:table-cell>
          <table:table-cell office:value-type="float" office:value="238.5" calcext:value-type="float">
            <text:p>238.5</text:p>
          </table:table-cell>
          <table:table-cell office:value-type="float" office:value="257.8" calcext:value-type="float">
            <text:p>257.8</text:p>
          </table:table-cell>
          <table:table-cell office:value-type="float" office:value="291.2" calcext:value-type="float">
            <text:p>291.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34.4" calcext:value-type="float">
            <text:p>934.4</text:p>
          </table:table-cell>
          <table:table-cell office:value-type="float" office:value="940.9" calcext:value-type="float">
            <text:p>940.9</text:p>
          </table:table-cell>
          <table:table-cell office:value-type="float" office:value="951" calcext:value-type="float">
            <text:p>951</text:p>
          </table:table-cell>
          <table:table-cell office:value-type="float" office:value="956.4" calcext:value-type="float">
            <text:p>956.4</text:p>
          </table:table-cell>
          <table:table-cell office:value-type="float" office:value="958.5" calcext:value-type="float">
            <text:p>958.5</text:p>
          </table:table-cell>
          <table:table-cell office:value-type="float" office:value="971.6" calcext:value-type="float">
            <text:p>971.6</text:p>
          </table:table-cell>
          <table:table-cell office:value-type="float" office:value="964.5" calcext:value-type="float">
            <text:p>964.5</text:p>
          </table:table-cell>
          <table:table-cell office:value-type="float" office:value="1015.7" calcext:value-type="float">
            <text:p>1015.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.2" calcext:value-type="float">
            <text:p>1500.2</text:p>
          </table:table-cell>
          <table:table-cell office:value-type="float" office:value="1545.1" calcext:value-type="float">
            <text:p>1545.1</text:p>
          </table:table-cell>
          <table:table-cell office:value-type="float" office:value="1565.6" calcext:value-type="float">
            <text:p>1565.6</text:p>
          </table:table-cell>
          <table:table-cell office:value-type="float" office:value="1556.6" calcext:value-type="float">
            <text:p>1556.6</text:p>
          </table:table-cell>
          <table:table-cell office:value-type="float" office:value="1754.6" calcext:value-type="float">
            <text:p>1754.6</text:p>
          </table:table-cell>
          <table:table-cell office:value-type="float" office:value="1617" calcext:value-type="float">
            <text:p>1617</text:p>
          </table:table-cell>
          <table:table-cell office:value-type="float" office:value="1632.2" calcext:value-type="float">
            <text:p>1632.2</text:p>
          </table:table-cell>
          <table:table-cell office:value-type="float" office:value="1825.6" calcext:value-type="float">
            <text:p>1825.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138" calcext:value-type="float">
            <text:p>2138</text:p>
          </table:table-cell>
          <table:table-cell office:value-type="float" office:value="2153.4" calcext:value-type="float">
            <text:p>2153.4</text:p>
          </table:table-cell>
          <table:table-cell office:value-type="float" office:value="2199.2" calcext:value-type="float">
            <text:p>2199.2</text:p>
          </table:table-cell>
          <table:table-cell office:value-type="float" office:value="2438.4" calcext:value-type="float">
            <text:p>2438.4</text:p>
          </table:table-cell>
          <table:table-cell office:value-type="float" office:value="2281.7" calcext:value-type="float">
            <text:p>2281.7</text:p>
          </table:table-cell>
          <table:table-cell office:value-type="float" office:value="2349.8" calcext:value-type="float">
            <text:p>2349.8</text:p>
          </table:table-cell>
          <table:table-cell office:value-type="float" office:value="2526.9" calcext:value-type="float">
            <text:p>2526.9</text:p>
          </table:table-cell>
          <table:table-cell office:value-type="float" office:value="2628.3" calcext:value-type="float">
            <text:p>2628.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46.3" calcext:value-type="float">
            <text:p>2946.3</text:p>
          </table:table-cell>
          <table:table-cell office:value-type="float" office:value="3085.2" calcext:value-type="float">
            <text:p>3085.2</text:p>
          </table:table-cell>
          <table:table-cell office:value-type="float" office:value="3363.2" calcext:value-type="float">
            <text:p>3363.2</text:p>
          </table:table-cell>
          <table:table-cell office:value-type="float" office:value="3225.3" calcext:value-type="float">
            <text:p>3225.3</text:p>
          </table:table-cell>
          <table:table-cell office:value-type="float" office:value="3392.3" calcext:value-type="float">
            <text:p>3392.3</text:p>
          </table:table-cell>
          <table:table-cell office:value-type="float" office:value="3643.8" calcext:value-type="float">
            <text:p>3643.8</text:p>
          </table:table-cell>
          <table:table-cell office:value-type="float" office:value="3241.4" calcext:value-type="float">
            <text:p>3241.4</text:p>
          </table:table-cell>
          <table:table-cell office:value-type="float" office:value="3040.1" calcext:value-type="float">
            <text:p>3040.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441.4" calcext:value-type="float">
            <text:p>3441.4</text:p>
          </table:table-cell>
          <table:table-cell office:value-type="float" office:value="3684.2" calcext:value-type="float">
            <text:p>3684.2</text:p>
          </table:table-cell>
          <table:table-cell office:value-type="float" office:value="3519.6" calcext:value-type="float">
            <text:p>3519.6</text:p>
          </table:table-cell>
          <table:table-cell office:value-type="float" office:value="3674.7" calcext:value-type="float">
            <text:p>3674.7</text:p>
          </table:table-cell>
          <table:table-cell office:value-type="float" office:value="3841.8" calcext:value-type="float">
            <text:p>3841.8</text:p>
          </table:table-cell>
          <table:table-cell office:value-type="float" office:value="3644.9" calcext:value-type="float">
            <text:p>3644.9</text:p>
          </table:table-cell>
          <table:table-cell office:value-type="float" office:value="3521.2" calcext:value-type="float">
            <text:p>3521.2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80.6" calcext:value-type="float">
            <text:p>3480.6</text:p>
          </table:table-cell>
          <table:table-cell office:value-type="float" office:value="3796.5" calcext:value-type="float">
            <text:p>3796.5</text:p>
          </table:table-cell>
          <table:table-cell office:value-type="float" office:value="3725.3" calcext:value-type="float">
            <text:p>3725.3</text:p>
          </table:table-cell>
          <table:table-cell office:value-type="float" office:value="3400.8" calcext:value-type="float">
            <text:p>3400.8</text:p>
          </table:table-cell>
          <table:table-cell office:value-type="float" office:value="3536.1" calcext:value-type="float">
            <text:p>3536.1</text:p>
          </table:table-cell>
          <table:table-cell office:value-type="float" office:value="3538" calcext:value-type="float">
            <text:p>3538</text:p>
          </table:table-cell>
          <table:table-cell office:value-type="float" office:value="3421" calcext:value-type="float">
            <text:p>3421</text:p>
          </table:table-cell>
          <table:table-cell office:value-type="float" office:value="3294.7" calcext:value-type="float">
            <text:p>3294.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375.9" calcext:value-type="float">
            <text:p>3375.9</text:p>
          </table:table-cell>
          <table:table-cell office:value-type="float" office:value="3402.8" calcext:value-type="float">
            <text:p>3402.8</text:p>
          </table:table-cell>
          <table:table-cell office:value-type="float" office:value="3206.9" calcext:value-type="float">
            <text:p>3206.9</text:p>
          </table:table-cell>
          <table:table-cell office:value-type="float" office:value="3818.7" calcext:value-type="float">
            <text:p>3818.7</text:p>
          </table:table-cell>
          <table:table-cell office:value-type="float" office:value="3797.3" calcext:value-type="float">
            <text:p>3797.3</text:p>
          </table:table-cell>
          <table:table-cell office:value-type="float" office:value="3944.4" calcext:value-type="float">
            <text:p>3944.4</text:p>
          </table:table-cell>
          <table:table-cell office:value-type="float" office:value="3597.3" calcext:value-type="float">
            <text:p>3597.3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92.5" calcext:value-type="float">
            <text:p>3092.5</text:p>
          </table:table-cell>
          <table:table-cell office:value-type="float" office:value="3409.8" calcext:value-type="float">
            <text:p>3409.8</text:p>
          </table:table-cell>
          <table:table-cell office:value-type="float" office:value="3609.6" calcext:value-type="float">
            <text:p>3609.6</text:p>
          </table:table-cell>
          <table:table-cell office:value-type="float" office:value="3449.7" calcext:value-type="float">
            <text:p>3449.7</text:p>
          </table:table-cell>
          <table:table-cell office:value-type="float" office:value="3323.7" calcext:value-type="float">
            <text:p>3323.7</text:p>
          </table:table-cell>
          <table:table-cell office:value-type="float" office:value="3603.8" calcext:value-type="float">
            <text:p>3603.8</text:p>
          </table:table-cell>
          <table:table-cell office:value-type="float" office:value="3371.5" calcext:value-type="float">
            <text:p>3371.5</text:p>
          </table:table-cell>
          <table:table-cell office:value-type="float" office:value="3058.6" calcext:value-type="float">
            <text:p>3058.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926.5" calcext:value-type="float">
            <text:p>2926.5</text:p>
          </table:table-cell>
          <table:table-cell office:value-type="float" office:value="3013.1" calcext:value-type="float">
            <text:p>3013.1</text:p>
          </table:table-cell>
          <table:table-cell office:value-type="float" office:value="3234.7" calcext:value-type="float">
            <text:p>3234.7</text:p>
          </table:table-cell>
          <table:table-cell office:value-type="float" office:value="3168.2" calcext:value-type="float">
            <text:p>3168.2</text:p>
          </table:table-cell>
          <table:table-cell office:value-type="float" office:value="3608.4" calcext:value-type="float">
            <text:p>3608.4</text:p>
          </table:table-cell>
          <table:table-cell office:value-type="float" office:value="3747.4" calcext:value-type="float">
            <text:p>3747.4</text:p>
          </table:table-cell>
          <table:table-cell office:value-type="float" office:value="3147.2" calcext:value-type="float">
            <text:p>3147.2</text:p>
          </table:table-cell>
          <table:table-cell/>
        </table:table-row>
      </table:table>
      <table:named-expressions/>
      <table:database-ranges>
        <table:database-range table:name="__Anonymous_Sheet_DB__0" table:target-range-address="'my data'.A1:'my data'.G79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7:36:52.507261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9T17:43:32.590609456</dc:date>
    <meta:editing-duration>PT1H45M57S</meta:editing-duration>
    <meta:editing-cycles>41</meta:editing-cycles>
    <meta:generator>LibreOffice/6.4.7.2$Linux_X86_64 LibreOffice_project/40$Build-2</meta:generator>
    <meta:document-statistic meta:table-count="2" meta:cell-count="909" meta:object-count="0"/>
  </office:meta>
</office:document-meta>
</file>